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999999" draw:textarea-vertical-align="middl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174cm" fo:min-width="3.058cm"/>
    </style:style>
    <style:style style:name="gr4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131cm" fo:min-width="0.135cm"/>
    </style:style>
    <style:style style:name="gr5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131cm" fo:min-width="0.77cm"/>
    </style:style>
    <style:style style:name="gr6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131cm" fo:min-width="0.008cm"/>
    </style:style>
    <style:style style:name="gr7" style:family="graphic" style:parent-style-name="standard">
      <style:graphic-properties draw:stroke="none" svg:stroke-color="#000000" draw:fill="none" draw:fill-color="#ffffff" fo:min-height="0.56cm"/>
    </style:style>
    <style:style style:name="gr8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svg:stroke-color="#000000" draw:fill-color="#ff9999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fo:min-height="0.306cm"/>
    </style:style>
    <style:style style:name="gr1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style:font-name="Courier New" fo:font-size="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9999"/>
      <style:paragraph-properties fo:text-align="center"/>
      <style:text-properties style:font-name="Courier New"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style:font-name="Courier New" fo:font-size="14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style:text-properties fo:font-size="48pt" style:font-size-asian="18pt" style:font-size-complex="18pt"/>
    </style:style>
    <style:style style:name="P13" style:family="paragraph">
      <loext:graphic-properties draw:fill="none" draw:fill-color="#ffffff"/>
      <style:text-properties fo:font-size="48pt" style:font-size-asian="18pt" style:font-size-complex="18pt"/>
    </style:style>
    <style:style style:name="T1" style:family="text">
      <style:text-properties style:font-name="Courier New" fo:font-size="8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Courier New" fo:font-size="14pt" fo:font-weight="bold" style:font-size-asian="18pt" style:font-weight-asian="bold" style:font-size-complex="18pt" style:font-weight-complex="bold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4.18cm" svg:y1="15.986cm" svg:x2="46.212cm" svg:y2="15.986cm">
          <text:p/>
        </draw:line>
        <draw:line draw:style-name="gr1" draw:text-style-name="P1" draw:layer="layout" svg:x1="44.942cm" svg:y1="16.748cm" svg:x2="46.212cm" svg:y2="16.748cm">
          <text:p/>
        </draw:line>
        <draw:line draw:style-name="gr1" draw:text-style-name="P1" draw:layer="layout" svg:x1="44.561cm" svg:y1="16.367cm" svg:x2="46.212cm" svg:y2="16.367cm">
          <text:p/>
        </draw:line>
        <draw:line draw:style-name="gr1" draw:text-style-name="P1" draw:layer="layout" svg:x1="44.942cm" svg:y1="16.748cm" svg:x2="44.942cm" svg:y2="19.161cm">
          <text:p/>
        </draw:line>
        <draw:line draw:style-name="gr1" draw:text-style-name="P1" draw:layer="layout" svg:x1="44.561cm" svg:y1="16.367cm" svg:x2="44.561cm" svg:y2="18.78cm">
          <text:p/>
        </draw:line>
        <draw:line draw:style-name="gr1" draw:text-style-name="P1" draw:layer="layout" svg:x1="44.18cm" svg:y1="15.986cm" svg:x2="44.18cm" svg:y2="18.399cm">
          <text:p/>
        </draw:line>
        <draw:line draw:style-name="gr1" draw:text-style-name="P1" draw:layer="layout" svg:x1="34.02cm" svg:y1="15.986cm" svg:x2="36.052cm" svg:y2="15.986cm">
          <text:p/>
        </draw:line>
        <draw:line draw:style-name="gr1" draw:text-style-name="P1" draw:layer="layout" svg:x1="34.782cm" svg:y1="16.748cm" svg:x2="36.052cm" svg:y2="16.748cm">
          <text:p/>
        </draw:line>
        <draw:line draw:style-name="gr1" draw:text-style-name="P1" draw:layer="layout" svg:x1="34.401cm" svg:y1="16.367cm" svg:x2="36.052cm" svg:y2="16.367cm">
          <text:p/>
        </draw:line>
        <draw:line draw:style-name="gr1" draw:text-style-name="P1" draw:layer="layout" svg:x1="34.782cm" svg:y1="16.748cm" svg:x2="34.782cm" svg:y2="19.161cm">
          <text:p/>
        </draw:line>
        <draw:line draw:style-name="gr1" draw:text-style-name="P1" draw:layer="layout" svg:x1="34.401cm" svg:y1="16.367cm" svg:x2="34.401cm" svg:y2="18.78cm">
          <text:p/>
        </draw:line>
        <draw:line draw:style-name="gr1" draw:text-style-name="P1" draw:layer="layout" svg:x1="34.02cm" svg:y1="15.986cm" svg:x2="34.02cm" svg:y2="18.399cm">
          <text:p/>
        </draw:line>
        <draw:line draw:style-name="gr1" draw:text-style-name="P1" draw:layer="layout" svg:x1="23.86cm" svg:y1="15.986cm" svg:x2="25.892cm" svg:y2="15.986cm">
          <text:p/>
        </draw:line>
        <draw:line draw:style-name="gr1" draw:text-style-name="P1" draw:layer="layout" svg:x1="24.622cm" svg:y1="16.748cm" svg:x2="25.892cm" svg:y2="16.748cm">
          <text:p/>
        </draw:line>
        <draw:line draw:style-name="gr1" draw:text-style-name="P1" draw:layer="layout" svg:x1="24.241cm" svg:y1="16.367cm" svg:x2="25.892cm" svg:y2="16.367cm">
          <text:p/>
        </draw:line>
        <draw:line draw:style-name="gr1" draw:text-style-name="P1" draw:layer="layout" svg:x1="24.622cm" svg:y1="16.748cm" svg:x2="24.622cm" svg:y2="19.161cm">
          <text:p/>
        </draw:line>
        <draw:line draw:style-name="gr1" draw:text-style-name="P1" draw:layer="layout" svg:x1="24.241cm" svg:y1="16.367cm" svg:x2="24.241cm" svg:y2="18.78cm">
          <text:p/>
        </draw:line>
        <draw:line draw:style-name="gr1" draw:text-style-name="P1" draw:layer="layout" svg:x1="23.86cm" svg:y1="15.986cm" svg:x2="23.86cm" svg:y2="18.399cm">
          <text:p/>
        </draw:line>
        <draw:line draw:style-name="gr1" draw:text-style-name="P1" draw:layer="layout" svg:x1="13.7cm" svg:y1="15.986cm" svg:x2="15.732cm" svg:y2="15.986cm">
          <text:p/>
        </draw:line>
        <draw:line draw:style-name="gr1" draw:text-style-name="P1" draw:layer="layout" svg:x1="14.462cm" svg:y1="16.748cm" svg:x2="15.732cm" svg:y2="16.748cm">
          <text:p/>
        </draw:line>
        <draw:line draw:style-name="gr1" draw:text-style-name="P1" draw:layer="layout" svg:x1="14.081cm" svg:y1="16.367cm" svg:x2="15.732cm" svg:y2="16.367cm">
          <text:p/>
        </draw:line>
        <draw:custom-shape draw:style-name="gr2" draw:text-style-name="P3" draw:layer="layout" svg:width="2.54cm" svg:height="2.54cm" svg:x="16.24cm" svg:y="20.05cm">
          <text:p text:style-name="P2"><text:span text:style-name="T1">a_storage[3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26.4cm" svg:y="20.05cm">
          <text:p text:style-name="P2"><text:span text:style-name="T1">a_storage[2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36.56cm" svg:y="20.05cm">
          <text:p text:style-name="P2"><text:span text:style-name="T1">a_storage[1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46.72cm" svg:y="20.05cm">
          <text:p text:style-name="P2"><text:span text:style-name="T1">a_storage[0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605cm" svg:y1="14.97cm" svg:x2="15.605cm" svg:y2="13.7cm">
          <text:p/>
        </draw:line>
        <draw:line draw:style-name="gr1" draw:text-style-name="P1" draw:layer="layout" svg:x1="18.145cm" svg:y1="14.97cm" svg:x2="18.145cm" svg:y2="10.144cm">
          <text:p/>
        </draw:line>
        <draw:line draw:style-name="gr1" draw:text-style-name="P1" draw:layer="layout" svg:x1="16.875cm" svg:y1="14.97cm" svg:x2="16.875cm" svg:y2="11.16cm">
          <text:p/>
        </draw:line>
        <draw:line draw:style-name="gr1" draw:text-style-name="P1" draw:layer="layout" svg:x1="9.89cm" svg:y1="18.78cm" svg:x2="44.561cm" svg:y2="18.78cm">
          <text:p/>
        </draw:line>
        <draw:line draw:style-name="gr1" draw:text-style-name="P1" draw:layer="layout" svg:x1="11.16cm" svg:y1="18.399cm" svg:x2="44.18cm" svg:y2="18.399cm">
          <text:p/>
        </draw:line>
        <draw:line draw:style-name="gr1" draw:text-style-name="P1" draw:layer="layout" svg:x1="11.16cm" svg:y1="19.161cm" svg:x2="44.942cm" svg:y2="19.161cm">
          <text:p/>
        </draw:line>
        <draw:custom-shape draw:style-name="gr3" draw:text-style-name="P4" draw:layer="layout" svg:width="6.35cm" svg:height="2.54cm" svg:x="14.335cm" svg:y="14.9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15.097cm" svg:y="15.73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15.351cm" svg:y="16.11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15.605cm" svg:y="16.49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4.97cm" svg:y="15.09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6.24cm" svg:y="15.09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7.51cm" svg:y="15.09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8.78cm" svg:y="15.09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17.256cm" svg:y="20.17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17.256cm" svg:y="22.08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27.416cm" svg:y="20.17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27.416cm" svg:y="22.08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37.576cm" svg:y="20.17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37.576cm" svg:y="22.08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47.736cm" svg:y="20.17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47.736cm" svg:y="22.08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32cm" svg:height="0.81cm" svg:x="7.35cm" svg:y="15.859cm">
          <draw:text-box>
            <text:p><text:span text:style-name="T3">reset</text:span></text:p>
          </draw:text-box>
        </draw:frame>
        <draw:polygon draw:style-name="gr8" draw:text-style-name="P8" draw:layer="layout" svg:width="0.507cm" svg:height="0.254cm" svg:x="9.382cm" svg:y="16.112cm" svg:viewBox="0 0 508 255" draw:points="508,127 253,255 253,254 0,254 0,0 253,0 254,0 254,0">
          <text:p/>
        </draw:polygon>
        <draw:line draw:style-name="gr1" draw:text-style-name="P1" draw:layer="layout" svg:x1="9.89cm" svg:y1="16.24cm" svg:x2="11.16cm" svg:y2="16.24cm">
          <text:p/>
        </draw:line>
        <draw:line draw:style-name="gr1" draw:text-style-name="P1" draw:layer="layout" svg:x1="11.16cm" svg:y1="18.399cm" svg:x2="11.16cm" svg:y2="16.24cm">
          <text:p/>
        </draw:line>
        <draw:frame draw:style-name="gr9" draw:text-style-name="P7" draw:layer="layout" svg:width="4.372cm" svg:height="0.81cm" svg:x="5.064cm" svg:y="21.018cm">
          <draw:text-box>
            <text:p><text:span text:style-name="T3">a_load_enable</text:span></text:p>
          </draw:text-box>
        </draw:frame>
        <draw:polygon draw:style-name="gr8" draw:text-style-name="P8" draw:layer="layout" svg:width="0.507cm" svg:height="0.254cm" svg:x="9.382cm" svg:y="18.652cm" svg:viewBox="0 0 508 255" draw:points="508,127 253,255 253,254 0,254 0,0 253,0 254,0 254,0">
          <text:p/>
        </draw:polygon>
        <draw:line draw:style-name="gr1" draw:text-style-name="P1" draw:layer="layout" svg:x1="11.16cm" svg:y1="21.32cm" svg:x2="11.16cm" svg:y2="19.161cm">
          <text:p/>
        </draw:line>
        <draw:frame draw:style-name="gr7" draw:text-style-name="P7" draw:layer="layout" svg:width="4.753cm" svg:height="0.81cm" svg:x="4.683cm" svg:y="18.478cm">
          <draw:text-box>
            <text:p><text:span text:style-name="T3">a_shift_enable</text:span></text:p>
          </draw:text-box>
        </draw:frame>
        <draw:polygon draw:style-name="gr8" draw:text-style-name="P8" draw:layer="layout" svg:width="0.507cm" svg:height="0.254cm" svg:x="9.382cm" svg:y="21.192cm" svg:viewBox="0 0 508 255" draw:points="508,127 253,255 253,254 0,254 0,0 253,0 254,0 254,0">
          <text:p/>
        </draw:polygon>
        <draw:line draw:style-name="gr1" draw:text-style-name="P1" draw:layer="layout" svg:x1="9.89cm" svg:y1="21.32cm" svg:x2="11.16cm" svg:y2="21.32cm">
          <text:p/>
        </draw:line>
        <draw:line draw:style-name="gr1" draw:text-style-name="P1" draw:layer="layout" svg:x1="19.415cm" svg:y1="14.97cm" svg:x2="19.415cm" svg:y2="12.43cm">
          <text:p/>
        </draw:line>
        <draw:line draw:style-name="gr1" draw:text-style-name="P1" draw:layer="layout" svg:x1="25.765cm" svg:y1="14.97cm" svg:x2="25.765cm" svg:y2="13.7cm">
          <text:p/>
        </draw:line>
        <draw:line draw:style-name="gr1" draw:text-style-name="P1" draw:layer="layout" svg:x1="28.305cm" svg:y1="14.97cm" svg:x2="28.305cm" svg:y2="10.144cm">
          <text:p/>
        </draw:line>
        <draw:line draw:style-name="gr1" draw:text-style-name="P1" draw:layer="layout" svg:x1="27.035cm" svg:y1="14.97cm" svg:x2="27.035cm" svg:y2="12.43cm">
          <text:p/>
        </draw:line>
        <draw:custom-shape draw:style-name="gr3" draw:text-style-name="P4" draw:layer="layout" svg:width="6.35cm" svg:height="2.54cm" svg:x="24.495cm" svg:y="14.9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25.257cm" svg:y="15.73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25.511cm" svg:y="16.11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25.765cm" svg:y="16.49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5.13cm" svg:y="15.09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6.4cm" svg:y="15.09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7.67cm" svg:y="15.09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8.94cm" svg:y="15.09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9.575cm" svg:y1="14.97cm" svg:x2="29.575cm" svg:y2="12.43cm">
          <text:p/>
        </draw:line>
        <draw:line draw:style-name="gr1" draw:text-style-name="P1" draw:layer="layout" svg:x1="35.925cm" svg:y1="14.97cm" svg:x2="35.925cm" svg:y2="13.7cm">
          <text:p/>
        </draw:line>
        <draw:line draw:style-name="gr1" draw:text-style-name="P1" draw:layer="layout" svg:x1="38.465cm" svg:y1="14.97cm" svg:x2="38.465cm" svg:y2="10.144cm">
          <text:p/>
        </draw:line>
        <draw:line draw:style-name="gr1" draw:text-style-name="P1" draw:layer="layout" svg:x1="37.195cm" svg:y1="14.97cm" svg:x2="37.195cm" svg:y2="12.43cm">
          <text:p/>
        </draw:line>
        <draw:custom-shape draw:style-name="gr3" draw:text-style-name="P4" draw:layer="layout" svg:width="6.35cm" svg:height="2.54cm" svg:x="34.655cm" svg:y="14.9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35.417cm" svg:y="15.73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35.671cm" svg:y="16.11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35.925cm" svg:y="16.49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5.29cm" svg:y="15.09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6.56cm" svg:y="15.09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7.83cm" svg:y="15.09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9.1cm" svg:y="15.09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9.735cm" svg:y1="14.97cm" svg:x2="39.735cm" svg:y2="12.43cm">
          <text:p/>
        </draw:line>
        <draw:line draw:style-name="gr1" draw:text-style-name="P1" draw:layer="layout" svg:x1="46.085cm" svg:y1="14.97cm" svg:x2="46.085cm" svg:y2="13.7cm">
          <text:p/>
        </draw:line>
        <draw:line draw:style-name="gr1" draw:text-style-name="P1" draw:layer="layout" svg:x1="48.625cm" svg:y1="14.97cm" svg:x2="48.625cm" svg:y2="10.144cm">
          <text:p/>
        </draw:line>
        <draw:line draw:style-name="gr1" draw:text-style-name="P1" draw:layer="layout" svg:x1="47.355cm" svg:y1="14.97cm" svg:x2="47.355cm" svg:y2="12.43cm">
          <text:p/>
        </draw:line>
        <draw:custom-shape draw:style-name="gr3" draw:text-style-name="P4" draw:layer="layout" svg:width="6.35cm" svg:height="2.54cm" svg:x="44.815cm" svg:y="14.9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45.577cm" svg:y="15.73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45.831cm" svg:y="16.11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46.085cm" svg:y="16.49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5.45cm" svg:y="15.09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6.72cm" svg:y="15.09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7.99cm" svg:y="15.09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9.26cm" svg:y="15.09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9.895cm" svg:y1="14.97cm" svg:x2="49.895cm" svg:y2="12.43cm">
          <text:p/>
        </draw:line>
        <draw:line draw:style-name="gr1" draw:text-style-name="P1" draw:layer="layout" svg:x1="14.462cm" svg:y1="16.748cm" svg:x2="14.462cm" svg:y2="19.161cm">
          <text:p/>
        </draw:line>
        <draw:line draw:style-name="gr1" draw:text-style-name="P1" draw:layer="layout" svg:x1="14.081cm" svg:y1="16.367cm" svg:x2="14.081cm" svg:y2="18.78cm">
          <text:p/>
        </draw:line>
        <draw:line draw:style-name="gr1" draw:text-style-name="P1" draw:layer="layout" svg:x1="13.7cm" svg:y1="15.986cm" svg:x2="13.7cm" svg:y2="18.399cm">
          <text:p/>
        </draw:line>
        <draw:custom-shape draw:style-name="gr10" draw:text-style-name="P9" draw:layer="layout" svg:width="0.102cm" svg:height="0.102cm" svg:x="13.649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51cm" svg:y1="20.05cm" svg:x2="17.51cm" svg:y2="17.51cm">
          <text:p/>
        </draw:line>
        <draw:line draw:style-name="gr1" draw:text-style-name="P1" draw:layer="layout" svg:x1="27.67cm" svg:y1="20.05cm" svg:x2="27.67cm" svg:y2="17.51cm">
          <text:p/>
        </draw:line>
        <draw:line draw:style-name="gr1" draw:text-style-name="P1" draw:layer="layout" svg:x1="37.83cm" svg:y1="20.05cm" svg:x2="37.83cm" svg:y2="17.51cm">
          <text:p/>
        </draw:line>
        <draw:line draw:style-name="gr1" draw:text-style-name="P1" draw:layer="layout" svg:x1="47.99cm" svg:y1="20.05cm" svg:x2="47.99cm" svg:y2="17.51cm">
          <text:p/>
        </draw:line>
        <draw:line draw:style-name="gr11" draw:text-style-name="P10" draw:layer="layout" svg:x1="13.7cm" svg:y1="13.7cm" svg:x2="13.7cm" svg:y2="13.954cm">
          <text:p/>
        </draw:line>
        <draw:line draw:style-name="gr11" draw:text-style-name="P10" draw:layer="layout" svg:x1="13.446cm" svg:y1="13.954cm" svg:x2="13.954cm" svg:y2="13.954cm">
          <text:p/>
        </draw:line>
        <draw:line draw:style-name="gr11" draw:text-style-name="P10" draw:layer="layout" svg:x1="13.573cm" svg:y1="14.081cm" svg:x2="13.827cm" svg:y2="14.081cm">
          <text:p/>
        </draw:line>
        <draw:line draw:style-name="gr11" draw:text-style-name="P10" draw:layer="layout" svg:x1="13.649cm" svg:y1="14.208cm" svg:x2="13.751cm" svg:y2="14.208cm">
          <text:p/>
        </draw:line>
        <draw:line draw:style-name="gr1" draw:text-style-name="P1" draw:layer="layout" svg:x1="13.7cm" svg:y1="13.7cm" svg:x2="15.605cm" svg:y2="13.7cm">
          <text:p/>
        </draw:line>
        <draw:line draw:style-name="gr11" draw:text-style-name="P10" draw:layer="layout" svg:x1="23.86cm" svg:y1="13.7cm" svg:x2="23.86cm" svg:y2="13.954cm">
          <text:p/>
        </draw:line>
        <draw:line draw:style-name="gr11" draw:text-style-name="P10" draw:layer="layout" svg:x1="23.606cm" svg:y1="13.954cm" svg:x2="24.114cm" svg:y2="13.954cm">
          <text:p/>
        </draw:line>
        <draw:line draw:style-name="gr11" draw:text-style-name="P10" draw:layer="layout" svg:x1="23.733cm" svg:y1="14.081cm" svg:x2="23.987cm" svg:y2="14.081cm">
          <text:p/>
        </draw:line>
        <draw:line draw:style-name="gr11" draw:text-style-name="P10" draw:layer="layout" svg:x1="23.809cm" svg:y1="14.208cm" svg:x2="23.911cm" svg:y2="14.208cm">
          <text:p/>
        </draw:line>
        <draw:line draw:style-name="gr1" draw:text-style-name="P1" draw:layer="layout" svg:x1="23.86cm" svg:y1="13.7cm" svg:x2="25.765cm" svg:y2="13.7cm">
          <text:p/>
        </draw:line>
        <draw:line draw:style-name="gr11" draw:text-style-name="P10" draw:layer="layout" svg:x1="34.02cm" svg:y1="13.7cm" svg:x2="34.02cm" svg:y2="13.954cm">
          <text:p/>
        </draw:line>
        <draw:line draw:style-name="gr11" draw:text-style-name="P10" draw:layer="layout" svg:x1="33.766cm" svg:y1="13.954cm" svg:x2="34.274cm" svg:y2="13.954cm">
          <text:p/>
        </draw:line>
        <draw:line draw:style-name="gr11" draw:text-style-name="P10" draw:layer="layout" svg:x1="33.893cm" svg:y1="14.081cm" svg:x2="34.147cm" svg:y2="14.081cm">
          <text:p/>
        </draw:line>
        <draw:line draw:style-name="gr11" draw:text-style-name="P10" draw:layer="layout" svg:x1="33.969cm" svg:y1="14.208cm" svg:x2="34.071cm" svg:y2="14.208cm">
          <text:p/>
        </draw:line>
        <draw:line draw:style-name="gr1" draw:text-style-name="P1" draw:layer="layout" svg:x1="34.02cm" svg:y1="13.7cm" svg:x2="35.925cm" svg:y2="13.7cm">
          <text:p/>
        </draw:line>
        <draw:line draw:style-name="gr11" draw:text-style-name="P10" draw:layer="layout" svg:x1="44.18cm" svg:y1="13.7cm" svg:x2="44.18cm" svg:y2="13.954cm">
          <text:p/>
        </draw:line>
        <draw:line draw:style-name="gr11" draw:text-style-name="P10" draw:layer="layout" svg:x1="43.926cm" svg:y1="13.954cm" svg:x2="44.434cm" svg:y2="13.954cm">
          <text:p/>
        </draw:line>
        <draw:line draw:style-name="gr11" draw:text-style-name="P10" draw:layer="layout" svg:x1="44.053cm" svg:y1="14.081cm" svg:x2="44.307cm" svg:y2="14.081cm">
          <text:p/>
        </draw:line>
        <draw:line draw:style-name="gr11" draw:text-style-name="P10" draw:layer="layout" svg:x1="44.129cm" svg:y1="14.208cm" svg:x2="44.231cm" svg:y2="14.208cm">
          <text:p/>
        </draw:line>
        <draw:line draw:style-name="gr1" draw:text-style-name="P1" draw:layer="layout" svg:x1="44.18cm" svg:y1="13.7cm" svg:x2="46.085cm" svg:y2="13.7cm">
          <text:p/>
        </draw:line>
        <draw:frame draw:style-name="gr12" draw:text-style-name="P7" draw:layer="layout" svg:width="4.445cm" svg:height="0.889cm" svg:x="4.81cm" svg:y="9.509cm">
          <draw:text-box>
            <text:p><text:span text:style-name="T3">a_parallel_in</text:span></text:p>
          </draw:text-box>
        </draw:frame>
        <draw:polygon draw:style-name="gr8" draw:text-style-name="P8" draw:layer="layout" svg:width="0.507cm" svg:height="0.254cm" svg:x="9.255cm" svg:y="9.762cm" svg:viewBox="0 0 508 255" draw:points="508,127 253,255 253,254 0,254 0,0 253,0 254,0 254,0">
          <text:p/>
        </draw:polygon>
        <draw:line draw:style-name="gr1" draw:text-style-name="P1" draw:layer="layout" svg:x1="9.763cm" svg:y1="9.89cm" svg:x2="48.371cm" svg:y2="9.89cm">
          <text:p/>
        </draw:line>
        <draw:line draw:style-name="gr1" draw:text-style-name="P1" draw:layer="layout" svg:x1="17.891cm" svg:y1="9.89cm" svg:x2="18.145cm" svg:y2="10.144cm">
          <text:p/>
        </draw:line>
        <draw:line draw:style-name="gr1" draw:text-style-name="P1" draw:layer="layout" svg:x1="28.051cm" svg:y1="9.89cm" svg:x2="28.305cm" svg:y2="10.144cm">
          <text:p/>
        </draw:line>
        <draw:line draw:style-name="gr1" draw:text-style-name="P1" draw:layer="layout" svg:x1="38.211cm" svg:y1="9.89cm" svg:x2="38.465cm" svg:y2="10.144cm">
          <text:p/>
        </draw:line>
        <draw:line draw:style-name="gr1" draw:text-style-name="P1" draw:layer="layout" svg:x1="48.371cm" svg:y1="9.89cm" svg:x2="48.625cm" svg:y2="10.144cm">
          <text:p/>
        </draw:line>
        <draw:frame draw:style-name="gr7" draw:text-style-name="P7" draw:layer="layout" svg:width="1.397cm" svg:height="0.81cm" svg:x="18.145cm" svg:y="9.89cm">
          <draw:text-box>
            <text:p><text:span text:style-name="T3">[3]</text:span></text:p>
          </draw:text-box>
        </draw:frame>
        <draw:frame draw:style-name="gr7" draw:text-style-name="P7" draw:layer="layout" svg:width="1.397cm" svg:height="0.81cm" svg:x="28.305cm" svg:y="9.89cm">
          <draw:text-box>
            <text:p><text:span text:style-name="T3">[2]</text:span></text:p>
          </draw:text-box>
        </draw:frame>
        <draw:frame draw:style-name="gr7" draw:text-style-name="P7" draw:layer="layout" svg:width="1.397cm" svg:height="0.81cm" svg:x="38.465cm" svg:y="9.89cm">
          <draw:text-box>
            <text:p><text:span text:style-name="T3">[1]</text:span></text:p>
          </draw:text-box>
        </draw:frame>
        <draw:frame draw:style-name="gr7" draw:text-style-name="P7" draw:layer="layout" svg:width="1.397cm" svg:height="0.81cm" svg:x="48.625cm" svg:y="9.89cm">
          <draw:text-box>
            <text:p><text:span text:style-name="T3">[0]</text:span></text:p>
          </draw:text-box>
        </draw:frame>
        <draw:line draw:style-name="gr1" draw:text-style-name="P1" draw:layer="layout" svg:x1="47.99cm" svg:y1="22.59cm" svg:x2="47.99cm" svg:y2="26.4cm">
          <text:p/>
        </draw:line>
        <draw:line draw:style-name="gr1" draw:text-style-name="P1" draw:layer="layout" svg:x1="49.895cm" svg:y1="12.43cm" svg:x2="51.8cm" svg:y2="12.43cm">
          <text:p/>
        </draw:line>
        <draw:line draw:style-name="gr1" draw:text-style-name="P1" draw:layer="layout" svg:x1="51.8cm" svg:y1="23.86cm" svg:x2="51.8cm" svg:y2="12.43cm">
          <text:p/>
        </draw:line>
        <draw:line draw:style-name="gr1" draw:text-style-name="P1" draw:layer="layout" svg:x1="47.99cm" svg:y1="23.86cm" svg:x2="51.8cm" svg:y2="23.86cm">
          <text:p/>
        </draw:line>
        <draw:line draw:style-name="gr1" draw:text-style-name="P1" draw:layer="layout" svg:x1="37.83cm" svg:y1="22.59cm" svg:x2="37.83cm" svg:y2="26.4cm">
          <text:p/>
        </draw:line>
        <draw:line draw:style-name="gr1" draw:text-style-name="P1" draw:layer="layout" svg:x1="39.735cm" svg:y1="12.43cm" svg:x2="47.355cm" svg:y2="12.43cm">
          <text:p/>
        </draw:line>
        <draw:line draw:style-name="gr1" draw:text-style-name="P1" draw:layer="layout" svg:x1="41.64cm" svg:y1="23.86cm" svg:x2="41.64cm" svg:y2="12.43cm">
          <text:p/>
        </draw:line>
        <draw:line draw:style-name="gr1" draw:text-style-name="P1" draw:layer="layout" svg:x1="37.83cm" svg:y1="23.86cm" svg:x2="41.64cm" svg:y2="23.86cm">
          <text:p/>
        </draw:line>
        <draw:line draw:style-name="gr1" draw:text-style-name="P1" draw:layer="layout" svg:x1="27.67cm" svg:y1="22.59cm" svg:x2="27.67cm" svg:y2="26.4cm">
          <text:p/>
        </draw:line>
        <draw:line draw:style-name="gr1" draw:text-style-name="P1" draw:layer="layout" svg:x1="29.575cm" svg:y1="12.43cm" svg:x2="37.195cm" svg:y2="12.43cm">
          <text:p/>
        </draw:line>
        <draw:line draw:style-name="gr1" draw:text-style-name="P1" draw:layer="layout" svg:x1="31.48cm" svg:y1="23.86cm" svg:x2="31.48cm" svg:y2="12.43cm">
          <text:p/>
        </draw:line>
        <draw:line draw:style-name="gr1" draw:text-style-name="P1" draw:layer="layout" svg:x1="27.67cm" svg:y1="23.86cm" svg:x2="31.48cm" svg:y2="23.86cm">
          <text:p/>
        </draw:line>
        <draw:line draw:style-name="gr1" draw:text-style-name="P1" draw:layer="layout" svg:x1="17.51cm" svg:y1="22.59cm" svg:x2="17.51cm" svg:y2="26.4cm">
          <text:p/>
        </draw:line>
        <draw:line draw:style-name="gr1" draw:text-style-name="P1" draw:layer="layout" svg:x1="19.415cm" svg:y1="12.43cm" svg:x2="27.035cm" svg:y2="12.43cm">
          <text:p/>
        </draw:line>
        <draw:line draw:style-name="gr1" draw:text-style-name="P1" draw:layer="layout" svg:x1="21.32cm" svg:y1="23.86cm" svg:x2="21.32cm" svg:y2="12.43cm">
          <text:p/>
        </draw:line>
        <draw:line draw:style-name="gr1" draw:text-style-name="P1" draw:layer="layout" svg:x1="12.43cm" svg:y1="21.977cm" svg:x2="16.24cm" svg:y2="21.977cm">
          <text:p/>
        </draw:line>
        <draw:custom-shape draw:style-name="gr10" draw:text-style-name="P9" draw:layer="layout" svg:width="0.102cm" svg:height="0.102cm" svg:x="21.269cm" svg:y="12.37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9" draw:layer="layout" svg:width="0.102cm" svg:height="0.102cm" svg:x="14.03cm" svg:y="18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14.411cm" svg:y="1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3.809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4.19cm" svg:y="18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4.571cm" svg:y="1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3.969cm" svg:y="1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4.35cm" svg:y="18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4.731cm" svg:y="1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1.429cm" svg:y="12.37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9" draw:layer="layout" svg:width="0.102cm" svg:height="0.102cm" svg:x="41.589cm" svg:y="12.37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2" draw:text-style-name="P7" draw:layer="layout" svg:width="3.81cm" svg:height="0.889cm" svg:x="5.572cm" svg:y="10.779cm">
          <draw:text-box>
            <text:p><text:span text:style-name="T3">a_serial_in</text:span></text:p>
          </draw:text-box>
        </draw:frame>
        <draw:polygon draw:style-name="gr8" draw:text-style-name="P8" draw:layer="layout" svg:width="0.507cm" svg:height="0.254cm" svg:x="9.382cm" svg:y="11.032cm" svg:viewBox="0 0 508 255" draw:points="508,127 253,255 253,254 0,254 0,0 253,0 254,0 254,0">
          <text:p/>
        </draw:polygon>
        <draw:line draw:style-name="gr1" draw:text-style-name="P1" draw:layer="layout" svg:x1="9.89cm" svg:y1="11.16cm" svg:x2="16.875cm" svg:y2="11.16cm">
          <text:p/>
        </draw:line>
        <draw:line draw:style-name="gr1" draw:text-style-name="P1" draw:layer="layout" svg:x1="51.8cm" svg:y1="23.86cm" svg:x2="55.61cm" svg:y2="23.86cm">
          <text:p/>
        </draw:line>
        <draw:frame draw:style-name="gr7" draw:text-style-name="P7" draw:layer="layout" svg:width="4.064cm" svg:height="0.81cm" svg:x="56.118cm" svg:y="23.431cm">
          <draw:text-box>
            <text:p><text:span text:style-name="T3">a_serial_out</text:span></text:p>
          </draw:text-box>
        </draw:frame>
        <draw:polygon draw:style-name="gr13" draw:text-style-name="P11" draw:layer="layout" svg:width="0.507cm" svg:height="0.254cm" svg:x="55.61cm" svg:y="23.733cm" svg:viewBox="0 0 508 255" draw:points="508,127 253,255 253,254 0,254 0,0 253,0 254,0 254,0">
          <text:p/>
        </draw:polygon>
        <draw:frame draw:style-name="gr14" draw:text-style-name="P7" draw:layer="layout" svg:width="5.588cm" svg:height="0.81cm" svg:x="45.45cm" svg:y="26.86cm">
          <draw:text-box>
            <text:p><text:span text:style-name="T3">a_parallel_out[0]</text:span></text:p>
          </draw:text-box>
        </draw:frame>
        <draw:polygon draw:style-name="gr13" draw:text-style-name="P11" draw:layer="layout" svg:width="0.507cm" svg:height="0.254cm" draw:transform="rotate (-1.5707963267949) translate (48.118cm 26.4cm)" svg:viewBox="0 0 508 255" draw:points="508,127 253,255 253,254 0,254 0,0 253,0 254,0 254,0">
          <text:p/>
        </draw:polygon>
        <draw:frame draw:style-name="gr14" draw:text-style-name="P7" draw:layer="layout" svg:width="5.588cm" svg:height="0.81cm" svg:x="35.29cm" svg:y="26.86cm">
          <draw:text-box>
            <text:p><text:span text:style-name="T3">a_parallel_out[1]</text:span></text:p>
          </draw:text-box>
        </draw:frame>
        <draw:polygon draw:style-name="gr13" draw:text-style-name="P11" draw:layer="layout" svg:width="0.507cm" svg:height="0.254cm" draw:transform="rotate (-1.5707963267949) translate (37.958cm 26.4cm)" svg:viewBox="0 0 508 255" draw:points="508,127 253,255 253,254 0,254 0,0 253,0 254,0 254,0">
          <text:p/>
        </draw:polygon>
        <draw:frame draw:style-name="gr14" draw:text-style-name="P7" draw:layer="layout" svg:width="5.588cm" svg:height="0.81cm" svg:x="25.13cm" svg:y="26.86cm">
          <draw:text-box>
            <text:p><text:span text:style-name="T3">a_parallel_out[2]</text:span></text:p>
          </draw:text-box>
        </draw:frame>
        <draw:polygon draw:style-name="gr13" draw:text-style-name="P11" draw:layer="layout" svg:width="0.507cm" svg:height="0.254cm" draw:transform="rotate (-1.5707963267949) translate (27.798cm 26.4cm)" svg:viewBox="0 0 508 255" draw:points="508,127 253,255 253,254 0,254 0,0 253,0 254,0 254,0">
          <text:p/>
        </draw:polygon>
        <draw:frame draw:style-name="gr14" draw:text-style-name="P7" draw:layer="layout" svg:width="5.588cm" svg:height="0.81cm" svg:x="14.97cm" svg:y="26.86cm">
          <draw:text-box>
            <text:p><text:span text:style-name="T3">a_parallel_out[3]</text:span></text:p>
          </draw:text-box>
        </draw:frame>
        <draw:polygon draw:style-name="gr13" draw:text-style-name="P11" draw:layer="layout" svg:width="0.507cm" svg:height="0.254cm" draw:transform="rotate (-1.5707963267949) translate (17.638cm 26.4cm)" svg:viewBox="0 0 508 255" draw:points="508,127 253,255 253,254 0,254 0,0 253,0 254,0 254,0">
          <text:p/>
        </draw:polygon>
        <draw:custom-shape draw:style-name="gr15" draw:text-style-name="P4" draw:layer="layout" svg:width="0.254cm" svg:height="0.254cm" draw:transform="rotate (-1.5707963267949) translate (16.494cm 21.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5.13cm" svg:y1="21.977cm" svg:x2="26.4cm" svg:y2="21.977cm">
          <text:p/>
        </draw:line>
        <draw:custom-shape draw:style-name="gr15" draw:text-style-name="P4" draw:layer="layout" svg:width="0.254cm" svg:height="0.254cm" draw:transform="rotate (-1.5707963267949) translate (26.654cm 21.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5.29cm" svg:y1="21.977cm" svg:x2="36.56cm" svg:y2="21.977cm">
          <text:p/>
        </draw:line>
        <draw:custom-shape draw:style-name="gr15" draw:text-style-name="P4" draw:layer="layout" svg:width="0.254cm" svg:height="0.254cm" draw:transform="rotate (-1.5707963267949) translate (36.814cm 21.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5.45cm" svg:y1="21.977cm" svg:x2="46.72cm" svg:y2="21.977cm">
          <text:p/>
        </draw:line>
        <draw:custom-shape draw:style-name="gr15" draw:text-style-name="P4" draw:layer="layout" svg:width="0.254cm" svg:height="0.254cm" draw:transform="rotate (-1.5707963267949) translate (46.974cm 21.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7.51cm" svg:y1="23.86cm" svg:x2="21.32cm" svg:y2="23.86cm">
          <text:p/>
        </draw:line>
        <draw:line draw:style-name="gr1" draw:text-style-name="P1" draw:layer="layout" svg:x1="9.89cm" svg:y1="25.13cm" svg:x2="45.45cm" svg:y2="25.13cm">
          <text:p/>
        </draw:line>
        <draw:line draw:style-name="gr1" draw:text-style-name="P1" draw:layer="layout" svg:x1="12.43cm" svg:y1="21.955cm" svg:x2="12.43cm" svg:y2="25.13cm">
          <text:p/>
        </draw:line>
        <draw:line draw:style-name="gr1" draw:text-style-name="P1" draw:layer="layout" svg:x1="25.13cm" svg:y1="21.955cm" svg:x2="25.13cm" svg:y2="25.13cm">
          <text:p/>
        </draw:line>
        <draw:line draw:style-name="gr1" draw:text-style-name="P1" draw:layer="layout" svg:x1="35.29cm" svg:y1="21.955cm" svg:x2="35.29cm" svg:y2="25.13cm">
          <text:p/>
        </draw:line>
        <draw:line draw:style-name="gr1" draw:text-style-name="P1" draw:layer="layout" svg:x1="45.45cm" svg:y1="21.955cm" svg:x2="45.45cm" svg:y2="25.13cm">
          <text:p/>
        </draw:line>
        <draw:custom-shape draw:style-name="gr16" draw:text-style-name="P9" draw:layer="layout" svg:width="0.102cm" svg:height="0.102cm" svg:x="17.459cm" svg:y="23.8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27.619cm" svg:y="23.8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37.779cm" svg:y="23.8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12.379cm" svg:y="25.07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25.079cm" svg:y="25.07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35.239cm" svg:y="25.07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8" draw:layer="layout" svg:width="0.507cm" svg:height="0.254cm" svg:x="9.382cm" svg:y="25.003cm" svg:viewBox="0 0 508 255" draw:points="508,127 253,255 253,254 0,254 0,0 253,0 254,0 254,0">
          <text:p/>
        </draw:polygon>
        <draw:frame draw:style-name="gr7" draw:text-style-name="P7" draw:layer="layout" svg:width="1.451cm" svg:height="0.81cm" svg:x="7.985cm" svg:y="24.701cm">
          <draw:text-box>
            <text:p><text:span text:style-name="T3">clk</text:span></text:p>
          </draw:text-box>
        </draw:frame>
        <draw:line draw:style-name="gr1" draw:text-style-name="P1" draw:layer="layout" svg:x1="44.18cm" svg:y1="40.116cm" svg:x2="46.212cm" svg:y2="40.116cm">
          <text:p/>
        </draw:line>
        <draw:line draw:style-name="gr1" draw:text-style-name="P1" draw:layer="layout" svg:x1="44.942cm" svg:y1="40.878cm" svg:x2="46.212cm" svg:y2="40.878cm">
          <text:p/>
        </draw:line>
        <draw:line draw:style-name="gr1" draw:text-style-name="P1" draw:layer="layout" svg:x1="44.561cm" svg:y1="40.497cm" svg:x2="46.212cm" svg:y2="40.497cm">
          <text:p/>
        </draw:line>
        <draw:line draw:style-name="gr1" draw:text-style-name="P1" draw:layer="layout" svg:x1="44.942cm" svg:y1="40.878cm" svg:x2="44.942cm" svg:y2="43.291cm">
          <text:p/>
        </draw:line>
        <draw:line draw:style-name="gr1" draw:text-style-name="P1" draw:layer="layout" svg:x1="44.561cm" svg:y1="40.497cm" svg:x2="44.561cm" svg:y2="42.91cm">
          <text:p/>
        </draw:line>
        <draw:line draw:style-name="gr1" draw:text-style-name="P1" draw:layer="layout" svg:x1="44.18cm" svg:y1="40.116cm" svg:x2="44.18cm" svg:y2="42.529cm">
          <text:p/>
        </draw:line>
        <draw:line draw:style-name="gr1" draw:text-style-name="P1" draw:layer="layout" svg:x1="34.02cm" svg:y1="40.116cm" svg:x2="36.052cm" svg:y2="40.116cm">
          <text:p/>
        </draw:line>
        <draw:line draw:style-name="gr1" draw:text-style-name="P1" draw:layer="layout" svg:x1="34.782cm" svg:y1="40.878cm" svg:x2="36.052cm" svg:y2="40.878cm">
          <text:p/>
        </draw:line>
        <draw:line draw:style-name="gr1" draw:text-style-name="P1" draw:layer="layout" svg:x1="34.401cm" svg:y1="40.497cm" svg:x2="36.052cm" svg:y2="40.497cm">
          <text:p/>
        </draw:line>
        <draw:line draw:style-name="gr1" draw:text-style-name="P1" draw:layer="layout" svg:x1="34.782cm" svg:y1="40.878cm" svg:x2="34.782cm" svg:y2="43.291cm">
          <text:p/>
        </draw:line>
        <draw:line draw:style-name="gr1" draw:text-style-name="P1" draw:layer="layout" svg:x1="34.401cm" svg:y1="40.497cm" svg:x2="34.401cm" svg:y2="42.91cm">
          <text:p/>
        </draw:line>
        <draw:line draw:style-name="gr1" draw:text-style-name="P1" draw:layer="layout" svg:x1="34.02cm" svg:y1="40.116cm" svg:x2="34.02cm" svg:y2="42.529cm">
          <text:p/>
        </draw:line>
        <draw:line draw:style-name="gr1" draw:text-style-name="P1" draw:layer="layout" svg:x1="23.86cm" svg:y1="40.116cm" svg:x2="25.892cm" svg:y2="40.116cm">
          <text:p/>
        </draw:line>
        <draw:line draw:style-name="gr1" draw:text-style-name="P1" draw:layer="layout" svg:x1="24.622cm" svg:y1="40.878cm" svg:x2="25.892cm" svg:y2="40.878cm">
          <text:p/>
        </draw:line>
        <draw:line draw:style-name="gr1" draw:text-style-name="P1" draw:layer="layout" svg:x1="24.241cm" svg:y1="40.497cm" svg:x2="25.892cm" svg:y2="40.497cm">
          <text:p/>
        </draw:line>
        <draw:line draw:style-name="gr1" draw:text-style-name="P1" draw:layer="layout" svg:x1="24.622cm" svg:y1="40.878cm" svg:x2="24.622cm" svg:y2="43.291cm">
          <text:p/>
        </draw:line>
        <draw:line draw:style-name="gr1" draw:text-style-name="P1" draw:layer="layout" svg:x1="24.241cm" svg:y1="40.497cm" svg:x2="24.241cm" svg:y2="42.91cm">
          <text:p/>
        </draw:line>
        <draw:line draw:style-name="gr1" draw:text-style-name="P1" draw:layer="layout" svg:x1="23.86cm" svg:y1="40.116cm" svg:x2="23.86cm" svg:y2="42.529cm">
          <text:p/>
        </draw:line>
        <draw:line draw:style-name="gr1" draw:text-style-name="P1" draw:layer="layout" svg:x1="13.7cm" svg:y1="40.116cm" svg:x2="15.732cm" svg:y2="40.116cm">
          <text:p/>
        </draw:line>
        <draw:line draw:style-name="gr1" draw:text-style-name="P1" draw:layer="layout" svg:x1="14.462cm" svg:y1="40.878cm" svg:x2="15.732cm" svg:y2="40.878cm">
          <text:p/>
        </draw:line>
        <draw:line draw:style-name="gr1" draw:text-style-name="P1" draw:layer="layout" svg:x1="14.081cm" svg:y1="40.497cm" svg:x2="15.732cm" svg:y2="40.497cm">
          <text:p/>
        </draw:line>
        <draw:custom-shape draw:style-name="gr2" draw:text-style-name="P3" draw:layer="layout" svg:width="2.54cm" svg:height="2.54cm" svg:x="16.24cm" svg:y="44.18cm">
          <text:p text:style-name="P2"><text:span text:style-name="T1">b_storage[3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26.4cm" svg:y="44.18cm">
          <text:p text:style-name="P2"><text:span text:style-name="T1">b_storage[2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36.56cm" svg:y="44.18cm">
          <text:p text:style-name="P2"><text:span text:style-name="T1">b_storage[1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.54cm" svg:x="46.72cm" svg:y="44.18cm">
          <text:p text:style-name="P2"><text:span text:style-name="T1">b_storage[0]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605cm" svg:y1="39.1cm" svg:x2="15.605cm" svg:y2="37.83cm">
          <text:p/>
        </draw:line>
        <draw:line draw:style-name="gr1" draw:text-style-name="P1" draw:layer="layout" svg:x1="18.145cm" svg:y1="39.1cm" svg:x2="18.145cm" svg:y2="34.274cm">
          <text:p/>
        </draw:line>
        <draw:line draw:style-name="gr1" draw:text-style-name="P1" draw:layer="layout" svg:x1="16.875cm" svg:y1="39.1cm" svg:x2="16.875cm" svg:y2="35.29cm">
          <text:p/>
        </draw:line>
        <draw:line draw:style-name="gr1" draw:text-style-name="P1" draw:layer="layout" svg:x1="9.89cm" svg:y1="42.91cm" svg:x2="44.561cm" svg:y2="42.91cm">
          <text:p/>
        </draw:line>
        <draw:line draw:style-name="gr1" draw:text-style-name="P1" draw:layer="layout" svg:x1="11.16cm" svg:y1="42.529cm" svg:x2="44.18cm" svg:y2="42.529cm">
          <text:p/>
        </draw:line>
        <draw:line draw:style-name="gr1" draw:text-style-name="P1" draw:layer="layout" svg:x1="11.16cm" svg:y1="43.291cm" svg:x2="44.942cm" svg:y2="43.291cm">
          <text:p/>
        </draw:line>
        <draw:custom-shape draw:style-name="gr3" draw:text-style-name="P4" draw:layer="layout" svg:width="6.35cm" svg:height="2.54cm" svg:x="14.335cm" svg:y="39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15.097cm" svg:y="39.86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15.351cm" svg:y="40.24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15.605cm" svg:y="40.62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4.97cm" svg:y="39.22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6.24cm" svg:y="39.22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7.51cm" svg:y="39.22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18.78cm" svg:y="39.22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17.256cm" svg:y="44.30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17.256cm" svg:y="46.21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27.416cm" svg:y="44.30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27.416cm" svg:y="46.21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37.576cm" svg:y="44.30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37.576cm" svg:y="46.21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47.736cm" svg:y="44.307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381cm" svg:x="47.736cm" svg:y="46.21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32cm" svg:height="0.81cm" svg:x="7.35cm" svg:y="39.989cm">
          <draw:text-box>
            <text:p><text:span text:style-name="T3">reset</text:span></text:p>
          </draw:text-box>
        </draw:frame>
        <draw:polygon draw:style-name="gr8" draw:text-style-name="P8" draw:layer="layout" svg:width="0.507cm" svg:height="0.254cm" svg:x="9.382cm" svg:y="40.242cm" svg:viewBox="0 0 508 255" draw:points="508,127 253,255 253,254 0,254 0,0 253,0 254,0 254,0">
          <text:p/>
        </draw:polygon>
        <draw:line draw:style-name="gr1" draw:text-style-name="P1" draw:layer="layout" svg:x1="9.89cm" svg:y1="40.37cm" svg:x2="11.16cm" svg:y2="40.37cm">
          <text:p/>
        </draw:line>
        <draw:line draw:style-name="gr1" draw:text-style-name="P1" draw:layer="layout" svg:x1="11.16cm" svg:y1="42.529cm" svg:x2="11.16cm" svg:y2="40.37cm">
          <text:p/>
        </draw:line>
        <draw:frame draw:style-name="gr9" draw:text-style-name="P7" draw:layer="layout" svg:width="4.372cm" svg:height="0.81cm" svg:x="5.064cm" svg:y="45.148cm">
          <draw:text-box>
            <text:p><text:span text:style-name="T3">b_load_enable</text:span></text:p>
          </draw:text-box>
        </draw:frame>
        <draw:polygon draw:style-name="gr8" draw:text-style-name="P8" draw:layer="layout" svg:width="0.507cm" svg:height="0.254cm" svg:x="9.382cm" svg:y="42.782cm" svg:viewBox="0 0 508 255" draw:points="508,127 253,255 253,254 0,254 0,0 253,0 254,0 254,0">
          <text:p/>
        </draw:polygon>
        <draw:line draw:style-name="gr1" draw:text-style-name="P1" draw:layer="layout" svg:x1="11.16cm" svg:y1="45.45cm" svg:x2="11.16cm" svg:y2="43.291cm">
          <text:p/>
        </draw:line>
        <draw:frame draw:style-name="gr7" draw:text-style-name="P7" draw:layer="layout" svg:width="4.753cm" svg:height="0.81cm" svg:x="4.683cm" svg:y="42.608cm">
          <draw:text-box>
            <text:p><text:span text:style-name="T3">b_shift_enable</text:span></text:p>
          </draw:text-box>
        </draw:frame>
        <draw:polygon draw:style-name="gr8" draw:text-style-name="P8" draw:layer="layout" svg:width="0.507cm" svg:height="0.254cm" svg:x="9.382cm" svg:y="45.322cm" svg:viewBox="0 0 508 255" draw:points="508,127 253,255 253,254 0,254 0,0 253,0 254,0 254,0">
          <text:p/>
        </draw:polygon>
        <draw:line draw:style-name="gr1" draw:text-style-name="P1" draw:layer="layout" svg:x1="9.89cm" svg:y1="45.45cm" svg:x2="11.16cm" svg:y2="45.45cm">
          <text:p/>
        </draw:line>
        <draw:line draw:style-name="gr1" draw:text-style-name="P1" draw:layer="layout" svg:x1="19.415cm" svg:y1="39.1cm" svg:x2="19.415cm" svg:y2="36.56cm">
          <text:p/>
        </draw:line>
        <draw:line draw:style-name="gr1" draw:text-style-name="P1" draw:layer="layout" svg:x1="25.765cm" svg:y1="39.1cm" svg:x2="25.765cm" svg:y2="37.83cm">
          <text:p/>
        </draw:line>
        <draw:line draw:style-name="gr1" draw:text-style-name="P1" draw:layer="layout" svg:x1="28.305cm" svg:y1="39.1cm" svg:x2="28.305cm" svg:y2="34.274cm">
          <text:p/>
        </draw:line>
        <draw:line draw:style-name="gr1" draw:text-style-name="P1" draw:layer="layout" svg:x1="27.035cm" svg:y1="39.1cm" svg:x2="27.035cm" svg:y2="36.56cm">
          <text:p/>
        </draw:line>
        <draw:custom-shape draw:style-name="gr3" draw:text-style-name="P4" draw:layer="layout" svg:width="6.35cm" svg:height="2.54cm" svg:x="24.495cm" svg:y="39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25.257cm" svg:y="39.86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25.511cm" svg:y="40.24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25.765cm" svg:y="40.62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5.13cm" svg:y="39.22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6.4cm" svg:y="39.22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7.67cm" svg:y="39.22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28.94cm" svg:y="39.22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9.575cm" svg:y1="39.1cm" svg:x2="29.575cm" svg:y2="36.56cm">
          <text:p/>
        </draw:line>
        <draw:line draw:style-name="gr1" draw:text-style-name="P1" draw:layer="layout" svg:x1="35.925cm" svg:y1="39.1cm" svg:x2="35.925cm" svg:y2="37.83cm">
          <text:p/>
        </draw:line>
        <draw:line draw:style-name="gr1" draw:text-style-name="P1" draw:layer="layout" svg:x1="38.465cm" svg:y1="39.1cm" svg:x2="38.465cm" svg:y2="34.274cm">
          <text:p/>
        </draw:line>
        <draw:line draw:style-name="gr1" draw:text-style-name="P1" draw:layer="layout" svg:x1="37.195cm" svg:y1="39.1cm" svg:x2="37.195cm" svg:y2="36.56cm">
          <text:p/>
        </draw:line>
        <draw:custom-shape draw:style-name="gr3" draw:text-style-name="P4" draw:layer="layout" svg:width="6.35cm" svg:height="2.54cm" svg:x="34.655cm" svg:y="39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35.417cm" svg:y="39.86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35.671cm" svg:y="40.24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35.925cm" svg:y="40.62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5.29cm" svg:y="39.22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6.56cm" svg:y="39.22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7.83cm" svg:y="39.22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39.1cm" svg:y="39.22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9.735cm" svg:y1="39.1cm" svg:x2="39.735cm" svg:y2="36.56cm">
          <text:p/>
        </draw:line>
        <draw:line draw:style-name="gr1" draw:text-style-name="P1" draw:layer="layout" svg:x1="46.085cm" svg:y1="39.1cm" svg:x2="46.085cm" svg:y2="37.83cm">
          <text:p/>
        </draw:line>
        <draw:line draw:style-name="gr1" draw:text-style-name="P1" draw:layer="layout" svg:x1="48.625cm" svg:y1="39.1cm" svg:x2="48.625cm" svg:y2="34.274cm">
          <text:p/>
        </draw:line>
        <draw:line draw:style-name="gr1" draw:text-style-name="P1" draw:layer="layout" svg:x1="47.355cm" svg:y1="39.1cm" svg:x2="47.355cm" svg:y2="36.56cm">
          <text:p/>
        </draw:line>
        <draw:custom-shape draw:style-name="gr3" draw:text-style-name="P4" draw:layer="layout" svg:width="6.35cm" svg:height="2.54cm" svg:x="44.815cm" svg:y="39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0.635cm" svg:height="0.381cm" svg:x="45.577cm" svg:y="39.862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45.831cm" svg:y="40.243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381cm" svg:x="46.085cm" svg:y="40.624cm">
          <text:p text:style-name="P5"><text:span text:style-name="T2">S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5.45cm" svg:y="39.227cm">
          <text:p text:style-name="P5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6.72cm" svg:y="39.227cm">
          <text:p text:style-name="P5"><text:span text:style-name="T2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7.99cm" svg:y="39.227cm">
          <text:p text:style-name="P5"><text:span text:style-name="T2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381cm" svg:x="49.26cm" svg:y="39.227cm">
          <text:p text:style-name="P5"><text:span text:style-name="T2">ELS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9.895cm" svg:y1="39.1cm" svg:x2="49.895cm" svg:y2="36.56cm">
          <text:p/>
        </draw:line>
        <draw:line draw:style-name="gr1" draw:text-style-name="P1" draw:layer="layout" svg:x1="14.462cm" svg:y1="40.878cm" svg:x2="14.462cm" svg:y2="43.291cm">
          <text:p/>
        </draw:line>
        <draw:line draw:style-name="gr1" draw:text-style-name="P1" draw:layer="layout" svg:x1="14.081cm" svg:y1="40.497cm" svg:x2="14.081cm" svg:y2="42.91cm">
          <text:p/>
        </draw:line>
        <draw:line draw:style-name="gr1" draw:text-style-name="P1" draw:layer="layout" svg:x1="13.7cm" svg:y1="40.116cm" svg:x2="13.7cm" svg:y2="42.529cm">
          <text:p/>
        </draw:line>
        <draw:custom-shape draw:style-name="gr10" draw:text-style-name="P9" draw:layer="layout" svg:width="0.102cm" svg:height="0.102cm" svg:x="13.649cm" svg:y="4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51cm" svg:y1="44.18cm" svg:x2="17.51cm" svg:y2="41.64cm">
          <text:p/>
        </draw:line>
        <draw:line draw:style-name="gr1" draw:text-style-name="P1" draw:layer="layout" svg:x1="27.67cm" svg:y1="44.18cm" svg:x2="27.67cm" svg:y2="41.64cm">
          <text:p/>
        </draw:line>
        <draw:line draw:style-name="gr1" draw:text-style-name="P1" draw:layer="layout" svg:x1="37.83cm" svg:y1="44.18cm" svg:x2="37.83cm" svg:y2="41.64cm">
          <text:p/>
        </draw:line>
        <draw:line draw:style-name="gr1" draw:text-style-name="P1" draw:layer="layout" svg:x1="47.99cm" svg:y1="44.18cm" svg:x2="47.99cm" svg:y2="41.64cm">
          <text:p/>
        </draw:line>
        <draw:line draw:style-name="gr11" draw:text-style-name="P10" draw:layer="layout" svg:x1="13.7cm" svg:y1="37.83cm" svg:x2="13.7cm" svg:y2="38.084cm">
          <text:p/>
        </draw:line>
        <draw:line draw:style-name="gr11" draw:text-style-name="P10" draw:layer="layout" svg:x1="13.446cm" svg:y1="38.084cm" svg:x2="13.954cm" svg:y2="38.084cm">
          <text:p/>
        </draw:line>
        <draw:line draw:style-name="gr11" draw:text-style-name="P10" draw:layer="layout" svg:x1="13.573cm" svg:y1="38.211cm" svg:x2="13.827cm" svg:y2="38.211cm">
          <text:p/>
        </draw:line>
        <draw:line draw:style-name="gr11" draw:text-style-name="P10" draw:layer="layout" svg:x1="13.649cm" svg:y1="38.338cm" svg:x2="13.751cm" svg:y2="38.338cm">
          <text:p/>
        </draw:line>
        <draw:line draw:style-name="gr1" draw:text-style-name="P1" draw:layer="layout" svg:x1="13.7cm" svg:y1="37.83cm" svg:x2="15.605cm" svg:y2="37.83cm">
          <text:p/>
        </draw:line>
        <draw:line draw:style-name="gr11" draw:text-style-name="P10" draw:layer="layout" svg:x1="23.86cm" svg:y1="37.83cm" svg:x2="23.86cm" svg:y2="38.084cm">
          <text:p/>
        </draw:line>
        <draw:line draw:style-name="gr11" draw:text-style-name="P10" draw:layer="layout" svg:x1="23.606cm" svg:y1="38.084cm" svg:x2="24.114cm" svg:y2="38.084cm">
          <text:p/>
        </draw:line>
        <draw:line draw:style-name="gr11" draw:text-style-name="P10" draw:layer="layout" svg:x1="23.733cm" svg:y1="38.211cm" svg:x2="23.987cm" svg:y2="38.211cm">
          <text:p/>
        </draw:line>
        <draw:line draw:style-name="gr11" draw:text-style-name="P10" draw:layer="layout" svg:x1="23.809cm" svg:y1="38.338cm" svg:x2="23.911cm" svg:y2="38.338cm">
          <text:p/>
        </draw:line>
        <draw:line draw:style-name="gr1" draw:text-style-name="P1" draw:layer="layout" svg:x1="23.86cm" svg:y1="37.83cm" svg:x2="25.765cm" svg:y2="37.83cm">
          <text:p/>
        </draw:line>
        <draw:line draw:style-name="gr11" draw:text-style-name="P10" draw:layer="layout" svg:x1="34.02cm" svg:y1="37.83cm" svg:x2="34.02cm" svg:y2="38.084cm">
          <text:p/>
        </draw:line>
        <draw:line draw:style-name="gr11" draw:text-style-name="P10" draw:layer="layout" svg:x1="33.766cm" svg:y1="38.084cm" svg:x2="34.274cm" svg:y2="38.084cm">
          <text:p/>
        </draw:line>
        <draw:line draw:style-name="gr11" draw:text-style-name="P10" draw:layer="layout" svg:x1="33.893cm" svg:y1="38.211cm" svg:x2="34.147cm" svg:y2="38.211cm">
          <text:p/>
        </draw:line>
        <draw:line draw:style-name="gr11" draw:text-style-name="P10" draw:layer="layout" svg:x1="33.969cm" svg:y1="38.338cm" svg:x2="34.071cm" svg:y2="38.338cm">
          <text:p/>
        </draw:line>
        <draw:line draw:style-name="gr1" draw:text-style-name="P1" draw:layer="layout" svg:x1="34.02cm" svg:y1="37.83cm" svg:x2="35.925cm" svg:y2="37.83cm">
          <text:p/>
        </draw:line>
        <draw:line draw:style-name="gr11" draw:text-style-name="P10" draw:layer="layout" svg:x1="44.18cm" svg:y1="37.83cm" svg:x2="44.18cm" svg:y2="38.084cm">
          <text:p/>
        </draw:line>
        <draw:line draw:style-name="gr11" draw:text-style-name="P10" draw:layer="layout" svg:x1="43.926cm" svg:y1="38.084cm" svg:x2="44.434cm" svg:y2="38.084cm">
          <text:p/>
        </draw:line>
        <draw:line draw:style-name="gr11" draw:text-style-name="P10" draw:layer="layout" svg:x1="44.053cm" svg:y1="38.211cm" svg:x2="44.307cm" svg:y2="38.211cm">
          <text:p/>
        </draw:line>
        <draw:line draw:style-name="gr11" draw:text-style-name="P10" draw:layer="layout" svg:x1="44.129cm" svg:y1="38.338cm" svg:x2="44.231cm" svg:y2="38.338cm">
          <text:p/>
        </draw:line>
        <draw:line draw:style-name="gr1" draw:text-style-name="P1" draw:layer="layout" svg:x1="44.18cm" svg:y1="37.83cm" svg:x2="46.085cm" svg:y2="37.83cm">
          <text:p/>
        </draw:line>
        <draw:frame draw:style-name="gr12" draw:text-style-name="P7" draw:layer="layout" svg:width="4.445cm" svg:height="0.889cm" svg:x="4.81cm" svg:y="33.639cm">
          <draw:text-box>
            <text:p><text:span text:style-name="T3">b_parallel_in</text:span></text:p>
          </draw:text-box>
        </draw:frame>
        <draw:polygon draw:style-name="gr8" draw:text-style-name="P8" draw:layer="layout" svg:width="0.507cm" svg:height="0.254cm" svg:x="9.255cm" svg:y="33.892cm" svg:viewBox="0 0 508 255" draw:points="508,127 253,255 253,254 0,254 0,0 253,0 254,0 254,0">
          <text:p/>
        </draw:polygon>
        <draw:line draw:style-name="gr1" draw:text-style-name="P1" draw:layer="layout" svg:x1="9.763cm" svg:y1="34.02cm" svg:x2="48.371cm" svg:y2="34.02cm">
          <text:p/>
        </draw:line>
        <draw:line draw:style-name="gr1" draw:text-style-name="P1" draw:layer="layout" svg:x1="17.891cm" svg:y1="34.02cm" svg:x2="18.145cm" svg:y2="34.274cm">
          <text:p/>
        </draw:line>
        <draw:line draw:style-name="gr1" draw:text-style-name="P1" draw:layer="layout" svg:x1="28.051cm" svg:y1="34.02cm" svg:x2="28.305cm" svg:y2="34.274cm">
          <text:p/>
        </draw:line>
        <draw:line draw:style-name="gr1" draw:text-style-name="P1" draw:layer="layout" svg:x1="38.211cm" svg:y1="34.02cm" svg:x2="38.465cm" svg:y2="34.274cm">
          <text:p/>
        </draw:line>
        <draw:line draw:style-name="gr1" draw:text-style-name="P1" draw:layer="layout" svg:x1="48.371cm" svg:y1="34.02cm" svg:x2="48.625cm" svg:y2="34.274cm">
          <text:p/>
        </draw:line>
        <draw:frame draw:style-name="gr7" draw:text-style-name="P7" draw:layer="layout" svg:width="1.397cm" svg:height="0.81cm" svg:x="18.145cm" svg:y="34.02cm">
          <draw:text-box>
            <text:p><text:span text:style-name="T3">[3]</text:span></text:p>
          </draw:text-box>
        </draw:frame>
        <draw:frame draw:style-name="gr7" draw:text-style-name="P7" draw:layer="layout" svg:width="1.397cm" svg:height="0.81cm" svg:x="28.305cm" svg:y="34.02cm">
          <draw:text-box>
            <text:p><text:span text:style-name="T3">[2]</text:span></text:p>
          </draw:text-box>
        </draw:frame>
        <draw:frame draw:style-name="gr7" draw:text-style-name="P7" draw:layer="layout" svg:width="1.397cm" svg:height="0.81cm" svg:x="38.465cm" svg:y="34.02cm">
          <draw:text-box>
            <text:p><text:span text:style-name="T3">[1]</text:span></text:p>
          </draw:text-box>
        </draw:frame>
        <draw:frame draw:style-name="gr7" draw:text-style-name="P7" draw:layer="layout" svg:width="1.397cm" svg:height="0.81cm" svg:x="48.625cm" svg:y="34.02cm">
          <draw:text-box>
            <text:p><text:span text:style-name="T3">[0]</text:span></text:p>
          </draw:text-box>
        </draw:frame>
        <draw:line draw:style-name="gr1" draw:text-style-name="P1" draw:layer="layout" svg:x1="47.99cm" svg:y1="46.72cm" svg:x2="47.99cm" svg:y2="50.53cm">
          <text:p/>
        </draw:line>
        <draw:line draw:style-name="gr1" draw:text-style-name="P1" draw:layer="layout" svg:x1="49.895cm" svg:y1="36.56cm" svg:x2="51.8cm" svg:y2="36.56cm">
          <text:p/>
        </draw:line>
        <draw:line draw:style-name="gr1" draw:text-style-name="P1" draw:layer="layout" svg:x1="51.8cm" svg:y1="47.99cm" svg:x2="51.8cm" svg:y2="36.56cm">
          <text:p/>
        </draw:line>
        <draw:line draw:style-name="gr1" draw:text-style-name="P1" draw:layer="layout" svg:x1="47.99cm" svg:y1="47.99cm" svg:x2="51.8cm" svg:y2="47.99cm">
          <text:p/>
        </draw:line>
        <draw:line draw:style-name="gr1" draw:text-style-name="P1" draw:layer="layout" svg:x1="37.83cm" svg:y1="46.72cm" svg:x2="37.83cm" svg:y2="50.53cm">
          <text:p/>
        </draw:line>
        <draw:line draw:style-name="gr1" draw:text-style-name="P1" draw:layer="layout" svg:x1="39.735cm" svg:y1="36.56cm" svg:x2="47.355cm" svg:y2="36.56cm">
          <text:p/>
        </draw:line>
        <draw:line draw:style-name="gr1" draw:text-style-name="P1" draw:layer="layout" svg:x1="41.64cm" svg:y1="47.99cm" svg:x2="41.64cm" svg:y2="36.56cm">
          <text:p/>
        </draw:line>
        <draw:line draw:style-name="gr1" draw:text-style-name="P1" draw:layer="layout" svg:x1="37.83cm" svg:y1="47.99cm" svg:x2="41.64cm" svg:y2="47.99cm">
          <text:p/>
        </draw:line>
        <draw:line draw:style-name="gr1" draw:text-style-name="P1" draw:layer="layout" svg:x1="27.67cm" svg:y1="46.72cm" svg:x2="27.67cm" svg:y2="50.53cm">
          <text:p/>
        </draw:line>
        <draw:line draw:style-name="gr1" draw:text-style-name="P1" draw:layer="layout" svg:x1="29.575cm" svg:y1="36.56cm" svg:x2="37.195cm" svg:y2="36.56cm">
          <text:p/>
        </draw:line>
        <draw:line draw:style-name="gr1" draw:text-style-name="P1" draw:layer="layout" svg:x1="31.48cm" svg:y1="47.99cm" svg:x2="31.48cm" svg:y2="36.56cm">
          <text:p/>
        </draw:line>
        <draw:line draw:style-name="gr1" draw:text-style-name="P1" draw:layer="layout" svg:x1="27.67cm" svg:y1="47.99cm" svg:x2="31.48cm" svg:y2="47.99cm">
          <text:p/>
        </draw:line>
        <draw:line draw:style-name="gr1" draw:text-style-name="P1" draw:layer="layout" svg:x1="17.51cm" svg:y1="46.72cm" svg:x2="17.51cm" svg:y2="50.53cm">
          <text:p/>
        </draw:line>
        <draw:line draw:style-name="gr1" draw:text-style-name="P1" draw:layer="layout" svg:x1="19.415cm" svg:y1="36.56cm" svg:x2="27.035cm" svg:y2="36.56cm">
          <text:p/>
        </draw:line>
        <draw:line draw:style-name="gr1" draw:text-style-name="P1" draw:layer="layout" svg:x1="21.32cm" svg:y1="47.99cm" svg:x2="21.32cm" svg:y2="36.56cm">
          <text:p/>
        </draw:line>
        <draw:line draw:style-name="gr1" draw:text-style-name="P1" draw:layer="layout" svg:x1="14.97cm" svg:y1="46.107cm" svg:x2="16.24cm" svg:y2="46.107cm">
          <text:p/>
        </draw:line>
        <draw:custom-shape draw:style-name="gr10" draw:text-style-name="P9" draw:layer="layout" svg:width="0.102cm" svg:height="0.102cm" svg:x="21.269cm" svg:y="36.5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9" draw:layer="layout" svg:width="0.102cm" svg:height="0.102cm" svg:x="14.03cm" svg:y="4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14.411cm" svg:y="4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3.809cm" svg:y="4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4.19cm" svg:y="4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24.571cm" svg:y="4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3.969cm" svg:y="4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4.35cm" svg:y="4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4.731cm" svg:y="4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02cm" svg:height="0.102cm" svg:x="31.429cm" svg:y="36.5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9" draw:layer="layout" svg:width="0.102cm" svg:height="0.102cm" svg:x="41.589cm" svg:y="36.5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2" draw:text-style-name="P7" draw:layer="layout" svg:width="3.81cm" svg:height="0.889cm" svg:x="5.572cm" svg:y="34.909cm">
          <draw:text-box>
            <text:p><text:span text:style-name="T3">b_serial_in</text:span></text:p>
          </draw:text-box>
        </draw:frame>
        <draw:polygon draw:style-name="gr8" draw:text-style-name="P8" draw:layer="layout" svg:width="0.507cm" svg:height="0.254cm" svg:x="9.382cm" svg:y="35.162cm" svg:viewBox="0 0 508 255" draw:points="508,127 253,255 253,254 0,254 0,0 253,0 254,0 254,0">
          <text:p/>
        </draw:polygon>
        <draw:line draw:style-name="gr1" draw:text-style-name="P1" draw:layer="layout" svg:x1="9.89cm" svg:y1="35.29cm" svg:x2="16.875cm" svg:y2="35.29cm">
          <text:p/>
        </draw:line>
        <draw:line draw:style-name="gr1" draw:text-style-name="P1" draw:layer="layout" svg:x1="51.8cm" svg:y1="47.99cm" svg:x2="55.61cm" svg:y2="47.99cm">
          <text:p/>
        </draw:line>
        <draw:frame draw:style-name="gr7" draw:text-style-name="P7" draw:layer="layout" svg:width="4.064cm" svg:height="0.81cm" svg:x="56.118cm" svg:y="47.561cm">
          <draw:text-box>
            <text:p><text:span text:style-name="T3">b_serial_out</text:span></text:p>
          </draw:text-box>
        </draw:frame>
        <draw:polygon draw:style-name="gr13" draw:text-style-name="P11" draw:layer="layout" svg:width="0.507cm" svg:height="0.254cm" svg:x="55.61cm" svg:y="47.863cm" svg:viewBox="0 0 508 255" draw:points="508,127 253,255 253,254 0,254 0,0 253,0 254,0 254,0">
          <text:p/>
        </draw:polygon>
        <draw:frame draw:style-name="gr14" draw:text-style-name="P7" draw:layer="layout" svg:width="5.588cm" svg:height="0.81cm" svg:x="45.45cm" svg:y="50.99cm">
          <draw:text-box>
            <text:p><text:span text:style-name="T3">b_parallel_out[0]</text:span></text:p>
          </draw:text-box>
        </draw:frame>
        <draw:polygon draw:style-name="gr13" draw:text-style-name="P11" draw:layer="layout" svg:width="0.507cm" svg:height="0.254cm" draw:transform="rotate (-1.5707963267949) translate (48.118cm 50.53cm)" svg:viewBox="0 0 508 255" draw:points="508,127 253,255 253,254 0,254 0,0 253,0 254,0 254,0">
          <text:p/>
        </draw:polygon>
        <draw:frame draw:style-name="gr14" draw:text-style-name="P7" draw:layer="layout" svg:width="5.588cm" svg:height="0.81cm" svg:x="35.29cm" svg:y="50.99cm">
          <draw:text-box>
            <text:p><text:span text:style-name="T3">b_parallel_out[1]</text:span></text:p>
          </draw:text-box>
        </draw:frame>
        <draw:polygon draw:style-name="gr13" draw:text-style-name="P11" draw:layer="layout" svg:width="0.507cm" svg:height="0.254cm" draw:transform="rotate (-1.5707963267949) translate (37.958cm 50.53cm)" svg:viewBox="0 0 508 255" draw:points="508,127 253,255 253,254 0,254 0,0 253,0 254,0 254,0">
          <text:p/>
        </draw:polygon>
        <draw:frame draw:style-name="gr14" draw:text-style-name="P7" draw:layer="layout" svg:width="5.588cm" svg:height="0.81cm" svg:x="25.13cm" svg:y="50.99cm">
          <draw:text-box>
            <text:p><text:span text:style-name="T3">b_parallel_out[2]</text:span></text:p>
          </draw:text-box>
        </draw:frame>
        <draw:polygon draw:style-name="gr13" draw:text-style-name="P11" draw:layer="layout" svg:width="0.507cm" svg:height="0.254cm" draw:transform="rotate (-1.5707963267949) translate (27.798cm 50.53cm)" svg:viewBox="0 0 508 255" draw:points="508,127 253,255 253,254 0,254 0,0 253,0 254,0 254,0">
          <text:p/>
        </draw:polygon>
        <draw:frame draw:style-name="gr14" draw:text-style-name="P7" draw:layer="layout" svg:width="5.588cm" svg:height="0.81cm" svg:x="14.97cm" svg:y="50.99cm">
          <draw:text-box>
            <text:p><text:span text:style-name="T3">b_parallel_out[3]</text:span></text:p>
          </draw:text-box>
        </draw:frame>
        <draw:polygon draw:style-name="gr13" draw:text-style-name="P11" draw:layer="layout" svg:width="0.507cm" svg:height="0.254cm" draw:transform="rotate (-1.5707963267949) translate (17.638cm 50.53cm)" svg:viewBox="0 0 508 255" draw:points="508,127 253,255 253,254 0,254 0,0 253,0 254,0 254,0">
          <text:p/>
        </draw:polygon>
        <draw:custom-shape draw:style-name="gr15" draw:text-style-name="P4" draw:layer="layout" svg:width="0.254cm" svg:height="0.254cm" draw:transform="rotate (-1.5707963267949) translate (16.494cm 45.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5.13cm" svg:y1="46.107cm" svg:x2="26.4cm" svg:y2="46.107cm">
          <text:p/>
        </draw:line>
        <draw:custom-shape draw:style-name="gr15" draw:text-style-name="P4" draw:layer="layout" svg:width="0.254cm" svg:height="0.254cm" draw:transform="rotate (-1.5707963267949) translate (26.654cm 45.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5.29cm" svg:y1="46.107cm" svg:x2="36.56cm" svg:y2="46.107cm">
          <text:p/>
        </draw:line>
        <draw:custom-shape draw:style-name="gr15" draw:text-style-name="P4" draw:layer="layout" svg:width="0.254cm" svg:height="0.254cm" draw:transform="rotate (-1.5707963267949) translate (36.814cm 45.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5.45cm" svg:y1="46.107cm" svg:x2="46.72cm" svg:y2="46.107cm">
          <text:p/>
        </draw:line>
        <draw:custom-shape draw:style-name="gr15" draw:text-style-name="P4" draw:layer="layout" svg:width="0.254cm" svg:height="0.254cm" draw:transform="rotate (-1.5707963267949) translate (46.974cm 45.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7.51cm" svg:y1="47.99cm" svg:x2="21.32cm" svg:y2="47.99cm">
          <text:p/>
        </draw:line>
        <draw:line draw:style-name="gr1" draw:text-style-name="P1" draw:layer="layout" svg:x1="12.43cm" svg:y1="49.26cm" svg:x2="45.45cm" svg:y2="49.26cm">
          <text:p/>
        </draw:line>
        <draw:line draw:style-name="gr1" draw:text-style-name="P1" draw:layer="layout" svg:x1="12.43cm" svg:y1="25.13cm" svg:x2="12.43cm" svg:y2="49.26cm">
          <text:p/>
        </draw:line>
        <draw:line draw:style-name="gr1" draw:text-style-name="P1" draw:layer="layout" svg:x1="25.13cm" svg:y1="46.085cm" svg:x2="25.13cm" svg:y2="49.26cm">
          <text:p/>
        </draw:line>
        <draw:line draw:style-name="gr1" draw:text-style-name="P1" draw:layer="layout" svg:x1="35.29cm" svg:y1="46.085cm" svg:x2="35.29cm" svg:y2="49.26cm">
          <text:p/>
        </draw:line>
        <draw:line draw:style-name="gr1" draw:text-style-name="P1" draw:layer="layout" svg:x1="45.45cm" svg:y1="46.085cm" svg:x2="45.45cm" svg:y2="49.26cm">
          <text:p/>
        </draw:line>
        <draw:custom-shape draw:style-name="gr16" draw:text-style-name="P9" draw:layer="layout" svg:width="0.102cm" svg:height="0.102cm" svg:x="17.459cm" svg:y="47.93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27.619cm" svg:y="47.93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37.779cm" svg:y="47.93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25.079cm" svg:y="49.2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35.239cm" svg:y="49.2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14.919cm" svg:y="49.20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7cm" svg:y1="46.085cm" svg:x2="14.97cm" svg:y2="49.26cm">
          <text:p/>
        </draw:line>
        <draw:custom-shape draw:style-name="gr16" draw:text-style-name="P9" draw:layer="layout" svg:width="0.102cm" svg:height="0.102cm" svg:x="47.939cm" svg:y="47.93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02cm" svg:height="0.102cm" svg:x="47.939cm" svg:y="23.809cm">
          <text:p text:style-name="P2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9" draw:layer="layout" svg:width="0.102cm" svg:height="0.102cm" svg:x="51.749cm" svg:y="23.809cm">
          <text:p text:style-name="P2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9" draw:layer="layout" svg:width="0.102cm" svg:height="0.102cm" svg:x="51.749cm" svg:y="47.939cm">
          <text:p text:style-name="P2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7.272cm" svg:height="2.143cm" svg:x="22.717cm" svg:y="5.191cm">
          <draw:text-box>
            <text:p text:style-name="P12"><text:span text:style-name="T4">Equivalent Schema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32:35.585898052</meta:creation-date>
    <dc:date>2017-02-14T12:43:25.185229417</dc:date>
    <meta:editing-duration>PT2H1M18S</meta:editing-duration>
    <meta:editing-cycles>46</meta:editing-cycles>
    <meta:generator>LibreOffice/5.1.4.2$Linux_X86_64 LibreOffice_project/10m0$Build-2</meta:generator>
    <meta:document-statistic meta:object-count="394"/>
  </office:meta>
</office:document-meta>
</file>